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9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table:number-columns-spanned="3" table:number-rows-spanned="1">
            <text:p>Tweets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>
            <text:p>fiel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example</text:p>
          </table:table-cell>
        </table:table-row>
        <table:table-row table:style-name="ro1">
          <table:table-cell office:value-type="string">
            <text:p>is_retweet</text:p>
          </table:table-cell>
          <table:table-cell office:value-type="string">
            <text:p>bool</text:p>
          </table:table-cell>
          <table:table-cell table:style-name="ce4" office:value-type="boolean" office:boolean-value="false">
            <text:p>FALSE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string">
            <text:p>datetime</text:p>
          </table:table-cell>
          <table:table-cell office:value-type="string">
            <text:p>Thu Apr 12 00:14:39 MSK 2012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string">
            <text:p>varchar</text:p>
          </table:table-cell>
          <table:table-cell office:value-type="string">
            <text:p>Nigga u woke up 30 minutes ago RT @mzthick_wit_it: http://t.co/aLeaHWFa</text:p>
          </table:table-cell>
        </table:table-row>
        <table:table-row table:style-name="ro1">
          <table:table-cell office:value-type="string">
            <text:p>replay_to</text:p>
          </table:table-cell>
          <table:table-cell office:value-type="string">
            <text:p>int</text:p>
          </table:table-cell>
          <table:table-cell office:value-type="string">
            <text:p>247528657 , -1</text:p>
          </table:table-cell>
        </table:table-row>
        <table:table-row table:style-name="ro1">
          <table:table-cell office:value-type="string">
            <text:p>retweet_count</text:p>
          </table:table-cell>
          <table:table-cell office:value-type="string">
            <text:p>int</text:p>
          </table:table-cell>
          <table:table-cell table:style-name="ce5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 table:number-columns-spanned="3" table:number-rows-spanned="1">
            <text:p>Profiles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>
            <text:p>fiel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example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</text:p>
          </table:table-cell>
          <table:table-cell table:style-name="ce5" office:value-type="float" office:value="24503">
            <text:p>24503</text:p>
          </table:table-cell>
        </table:table-row>
        <table:table-row table:style-name="ro1">
          <table:table-cell office:value-type="string">
            <text:p>time_zone</text:p>
          </table:table-cell>
          <table:table-cell office:value-type="string">
            <text:p>varchar</text:p>
          </table:table-cell>
          <table:table-cell office:value-type="string">
            <text:p>Pacific Time (US &amp; Canada)</text:p>
          </table:table-cell>
        </table:table-row>
        <table:table-row table:style-name="ro1">
          <table:table-cell office:value-type="string">
            <text:p>followers</text:p>
          </table:table-cell>
          <table:table-cell office:value-type="string">
            <text:p>[int]</text:p>
          </table:table-cell>
          <table:table-cell office:value-type="string">
            <text:p>[219315178,543882651,21683424,109516852,549462749]</text:p>
          </table:table-cell>
        </table:table-row>
        <table:table-row table:style-name="ro1">
          <table:table-cell office:value-type="string">
            <text:p>langDet</text:p>
          </table:table-cell>
          <table:table-cell office:value-type="string">
            <text:p>enum</text:p>
          </table:table-cell>
          <table:table-cell office:value-type="string">
            <text:p>en</text:p>
          </table:table-cell>
        </table:table-row>
        <table:table-row table:style-name="ro1">
          <table:table-cell office:value-type="string">
            <text:p>friends</text:p>
          </table:table-cell>
          <table:table-cell office:value-type="string">
            <text:p>[int]</text:p>
          </table:table-cell>
          <table:table-cell office:value-type="string">
            <text:p>[99726658,15492359,17080369,180505807,310363637]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string">
            <text:p>varchar</text:p>
          </table:table-cell>
          <table:table-cell office:value-type="string">
            <text:p>Between Europe and the US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varchar</text:p>
          </table:table-cell>
          <table:table-cell office:value-type="string">
            <text:p>Partner at Balderton Capital (formerly Benchmark Europe)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</text:p>
          </table:table-cell>
          <table:table-cell office:value-type="string">
            <text:p>Roberto Bonanzinga</text:p>
          </table:table-cell>
        </table:table-row>
        <table:table-row table:style-name="ro1">
          <table:table-cell office:value-type="string">
            <text:p>screen_name</text:p>
          </table:table-cell>
          <table:table-cell office:value-type="string">
            <text:p>varchar</text:p>
          </table:table-cell>
          <table:table-cell office:value-type="string">
            <text:p>Bonanzinga</text:p>
          </table:table-cell>
        </table:table-row>
        <table:table-row table:style-name="ro1">
          <table:table-cell office:value-type="string">
            <text:p>lang</text:p>
          </table:table-cell>
          <table:table-cell office:value-type="string">
            <text:p>enum</text:p>
          </table:table-cell>
          <table:table-cell office:value-type="string">
            <text:p>en</text:p>
          </table:table-cell>
        </table:table-row>
        <table:table-row table:style-name="ro1">
          <table:table-cell office:value-type="string">
            <text:p>url</text:p>
          </table:table-cell>
          <table:table-cell office:value-type="string">
            <text:p>url</text:p>
          </table:table-cell>
          <table:table-cell office:value-type="string">
            <text:p>balderton.com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04/24/2012</text:date>, <text:time>12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zar </meta:initial-creator>
    <meta:creation-date>2012-04-24T12:02:05</meta:creation-date>
    <dc:date>2012-04-24T12:34:24</dc:date>
    <dc:creator>nazar </dc:creator>
    <meta:editing-duration>PT1M19S</meta:editing-duration>
    <meta:editing-cycles>1</meta:editing-cycles>
    <meta:document-statistic meta:table-count="3" meta:cell-count="56" meta:object-count="0"/>
    <meta:generator>LibreOffice/3.4$Unix LibreOffice_project/340m1$Build-402</meta:generator>
  </office:meta>
</office:document-meta>
</file>